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91" calcext:value-type="float">
            <text:p>9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1:47:51.459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1T16:58:34.725297000</dc:date>
    <meta:editing-duration>P2DT4H56M29S</meta:editing-duration>
    <meta:editing-cycles>26</meta:editing-cycles>
    <meta:document-statistic meta:table-count="1" meta:cell-count="217" meta:object-count="0"/>
  </office:meta>
</office:document-meta>
</file>